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54714048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Ajuste no template de Banco de dados, e de caso de uso para passar para os aluno</text:p>
          </table:table-cell>
          <table:table-cell table:style-name="Tabela2.B2" office:value-type="string">
            <text:p text:style-name="P32">Guiliano Rangel 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4/10/2011</text:p>
          </table:table-cell>
          <table:table-cell table:style-name="Tabela2.F2" office:value-type="string">
            <text:p text:style-name="P33">27/10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e toda a documentação do projeto, Entrar em contato com o Cally ou Diego para entender o funcionamento do projeto</text:p>
          </table:table-cell>
          <table:table-cell table:style-name="Tabela2.B2" office:value-type="string">
            <text:p text:style-name="P32">Douglas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Levantamento dos casos de Uso, nomeação dos casos de uso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2033979218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433621009" text:continue-numbering="true" text:style-name="WW8Num35">
        <text:list-item>
          <text:p text:style-name="P37">Observações gerais.</text:p>
        </text:list-item>
      </text:list>
      <text:p text:style-name="P15"/>
      <text:list xml:id="list975679369" text:style-name="L1">
        <text:list-item>
          <text:p text:style-name="P38"/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7T22:36:20</dc:date>
    <meta:print-date>2011-04-29T14:00:00Z</meta:print-date>
    <meta:editing-cycles>55</meta:editing-cycles>
    <meta:editing-duration>PT8H52M44S</meta:editing-duration>
    <dc:creator>guiliano </dc:creator>
    <meta:document-statistic meta:table-count="3" meta:image-count="0" meta:object-count="0" meta:page-count="3" meta:paragraph-count="62" meta:word-count="243" meta:character-count="1501" meta:non-whitespace-character-count="131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